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584" officeooo:paragraph-rsid="001c6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Tania Michelle Delgado Vásquez </text:p>
      <text:p text:style-name="P1"/>
      <text:p text:style-name="P1">Carnet: 00190918</text:p>
      <text:p text:style-name="P1"/>
      <text:p text:style-name="P1">Enlace de git:</text:p>
      <text:p text:style-name="P1"/>
      <text:p text:style-name="P1">https://github.com/Tania-877/Portafolio_PW0219_-Tania-877_00190918-.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58:53.823877821</meta:creation-date>
    <dc:date>2020-08-17T17:50:57.731452297</dc:date>
    <meta:editing-duration>PT4M11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4" meta:word-count="11" meta:character-count="140" meta:non-whitespace-character-count="132"/>
  </office:meta>
</office:document-meta>
</file>